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2f882" officeooo:paragraph-rsid="0002f882"/>
    </style:style>
    <style:style style:name="P2" style:family="paragraph" style:parent-style-name="Text_20_body">
      <style:text-properties officeooo:rsid="00093ca9" officeooo:paragraph-rsid="00093ca9"/>
    </style:style>
    <style:style style:name="P3" style:family="paragraph" style:parent-style-name="Text_20_body">
      <style:text-properties officeooo:rsid="000a9134" officeooo:paragraph-rsid="000a9134"/>
    </style:style>
    <style:style style:name="P4" style:family="paragraph" style:parent-style-name="Text_20_body">
      <style:text-properties officeooo:rsid="000f4cb6" officeooo:paragraph-rsid="000f4cb6"/>
    </style:style>
    <style:style style:name="P5" style:family="paragraph" style:parent-style-name="Heading_20_1">
      <style:text-properties officeooo:paragraph-rsid="00087643"/>
    </style:style>
    <style:style style:name="P6" style:family="paragraph" style:parent-style-name="Text_20_body" style:list-style-name="L1">
      <style:text-properties officeooo:rsid="00049d18" officeooo:paragraph-rsid="00049d18"/>
    </style:style>
    <style:style style:name="P7" style:family="paragraph" style:parent-style-name="Text_20_body" style:list-style-name="L1">
      <style:text-properties officeooo:rsid="0005cf51" officeooo:paragraph-rsid="0005cf51"/>
    </style:style>
    <style:style style:name="P8" style:family="paragraph" style:parent-style-name="Text_20_body" style:list-style-name="L2">
      <style:text-properties officeooo:rsid="0002f882" officeooo:paragraph-rsid="0002f882"/>
    </style:style>
    <style:style style:name="P9" style:family="paragraph" style:parent-style-name="Text_20_body" style:list-style-name="L3">
      <style:text-properties officeooo:rsid="0002f882" officeooo:paragraph-rsid="0007902d"/>
    </style:style>
    <style:style style:name="P10" style:family="paragraph" style:parent-style-name="Text_20_body" style:list-style-name="L3">
      <style:text-properties officeooo:rsid="0002f882" officeooo:paragraph-rsid="000d2401"/>
    </style:style>
    <style:style style:name="P11" style:family="paragraph" style:parent-style-name="Text_20_body" style:list-style-name="L3">
      <style:text-properties officeooo:rsid="0007902d" officeooo:paragraph-rsid="0007902d"/>
    </style:style>
    <style:style style:name="P12" style:family="paragraph" style:parent-style-name="Text_20_body" style:list-style-name="L2">
      <style:text-properties officeooo:rsid="0007902d" officeooo:paragraph-rsid="0007902d"/>
    </style:style>
    <style:style style:name="P13" style:family="paragraph" style:parent-style-name="Text_20_body" style:list-style-name="L2">
      <style:text-properties officeooo:rsid="0007902d" officeooo:paragraph-rsid="00087643"/>
    </style:style>
    <style:style style:name="P14" style:family="paragraph" style:parent-style-name="Text_20_body" style:list-style-name="L4">
      <style:text-properties officeooo:rsid="0007902d" officeooo:paragraph-rsid="00087643"/>
    </style:style>
    <style:style style:name="P15" style:family="paragraph" style:parent-style-name="Text_20_body" style:list-style-name="L4">
      <style:text-properties officeooo:rsid="0007b438" officeooo:paragraph-rsid="00087643"/>
    </style:style>
    <style:style style:name="P16" style:family="paragraph" style:parent-style-name="Text_20_body" style:list-style-name="L2">
      <style:text-properties officeooo:rsid="00087643" officeooo:paragraph-rsid="00087643"/>
    </style:style>
    <style:style style:name="P17" style:family="paragraph" style:parent-style-name="Text_20_body" style:list-style-name="L5">
      <style:text-properties officeooo:rsid="00093ca9" officeooo:paragraph-rsid="00093ca9"/>
    </style:style>
    <style:style style:name="P18" style:family="paragraph" style:parent-style-name="Text_20_body" style:list-style-name="L6">
      <style:text-properties officeooo:rsid="000a9134" officeooo:paragraph-rsid="000a9134"/>
    </style:style>
    <style:style style:name="P19" style:family="paragraph" style:parent-style-name="Text_20_body" style:list-style-name="L6">
      <style:text-properties officeooo:rsid="000ae5e2" officeooo:paragraph-rsid="000ae5e2"/>
    </style:style>
    <style:style style:name="P20" style:family="paragraph" style:parent-style-name="Text_20_body" style:list-style-name="L7">
      <style:text-properties officeooo:rsid="00108f22" officeooo:paragraph-rsid="00108f22"/>
    </style:style>
    <style:style style:name="P21" style:family="paragraph" style:parent-style-name="Text_20_body" style:list-style-name="L7">
      <style:text-properties officeooo:rsid="000f4cb6" officeooo:paragraph-rsid="00108f22"/>
    </style:style>
    <style:style style:name="P22" style:family="paragraph" style:parent-style-name="Text_20_body" style:list-style-name="L7">
      <style:text-properties officeooo:rsid="00115b1e" officeooo:paragraph-rsid="00115b1e"/>
    </style:style>
    <style:style style:name="P23" style:family="paragraph" style:parent-style-name="Text_20_body">
      <style:text-properties officeooo:rsid="00144433" officeooo:paragraph-rsid="00144433"/>
    </style:style>
    <style:style style:name="T1" style:family="text">
      <style:text-properties officeooo:rsid="0002f882"/>
    </style:style>
    <style:style style:name="T2" style:family="text">
      <style:text-properties officeooo:rsid="0005cf51"/>
    </style:style>
    <style:style style:name="T3" style:family="text">
      <style:text-properties officeooo:rsid="0007b438"/>
    </style:style>
    <style:style style:name="T4" style:family="text">
      <style:text-properties officeooo:rsid="00081eb8"/>
    </style:style>
    <style:style style:name="T5" style:family="text">
      <style:text-properties officeooo:rsid="00087643"/>
    </style:style>
    <style:style style:name="T6" style:family="text">
      <style:text-properties officeooo:rsid="000c19f3"/>
    </style:style>
    <style:style style:name="T7" style:family="text">
      <style:text-properties officeooo:rsid="000d2401"/>
    </style:style>
    <style:style style:name="T8" style:family="text">
      <style:text-properties officeooo:rsid="000dcc79"/>
    </style:style>
    <style:style style:name="T9" style:family="text">
      <style:text-properties officeooo:rsid="00108f22"/>
    </style:style>
    <style:style style:name="T10" style:family="text">
      <style:text-properties officeooo:rsid="00115b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verse Osmosis Plant for the Production of Pure Water—<text:span text:style-name="T1">Instructions for Operators</text:span></text:p>
      <text:p text:style-name="P1">The following instructions give a step-by-step guide of how to operate the plant, and what is expected to happen at each stage. <text:s/>Reference to tag numbers can be found on the P&amp;ID and all parts are tagged on the plant.</text:p>
      <text:h text:style-name="Heading_20_1" text:outline-level="1">Installation</text:h>
      <text:list xml:id="list5622204573111756305" text:style-name="L1">
        <text:list-item>
          <text:p text:style-name="P6">Connect a water supply to the bottom of flow meter FI25.</text:p>
        </text:list-item>
        <text:list-item>
          <text:p text:style-name="P6">Connect the RO water output to the site storage tank. <text:s/>Connection is just downstream of SV04.</text:p>
        </text:list-item>
        <text:list-item>
          <text:p text:style-name="P6">Connect the <text:span text:style-name="T2">level indication cable to the level transmitter installed on your site storage tank. This level transmitter needs to provide a 4-20mA signal depending on the RO water level in the storage tank.</text:span></text:p>
        </text:list-item>
        <text:list-item>
          <text:p text:style-name="P7">Note that the waste drain from FI31 discharges continuously during production. <text:s/>This may require connection to your drains.</text:p>
        </text:list-item>
        <text:list-item>
          <text:p text:style-name="P7">Connect 5-wire 3-phase power supply to the plug.</text:p>
        </text:list-item>
        <text:list-item>
          <text:p text:style-name="P7">Fill metabisulphite tank with 10% solution.</text:p>
        </text:list-item>
      </text:list>
      <text:h text:style-name="Heading_20_1" text:outline-level="1">Producing Pure Water</text:h>
      <text:list xml:id="list3487056303448255237" text:style-name="L2">
        <text:list-item>
          <text:p text:style-name="P8">Ensure the manual valves are in their correct positions:</text:p>
        </text:list-item>
      </text:list>
      <text:list xml:id="list9027612411796163532" text:style-name="L3">
        <text:list-item>
          <text:list>
            <text:list-item>
              <text:p text:style-name="P9">MV01, which drains the feed tank, should be closed.</text:p>
            </text:list-item>
            <text:list-item>
              <text:p text:style-name="P9">MV02, which drains the permeate tank, should be closed.</text:p>
            </text:list-item>
            <text:list-item>
              <text:p text:style-name="P11">MV04, which controls the proportion of water sent to waste, should be closed.</text:p>
            </text:list-item>
            <text:list-item>
              <text:p text:style-name="P9">MV05, which <text:span text:style-name="T3">limits flow returning to the feed tank and thus </text:span>controls the inlet pressure to the membranes, should be fully open.</text:p>
            </text:list-item>
            <text:list-item>
              <text:p text:style-name="P9">MV06, which isolates supply to the first of the two membranes, should be open.</text:p>
            </text:list-item>
            <text:list-item>
              <text:p text:style-name="P9">MV07, which isolates supply to the second of the two membranes, should be open.</text:p>
            </text:list-item>
            <text:list-item>
              <text:p text:style-name="P9">MV08, which isolates retentate output from the first of the two membranes, should be open.</text:p>
            </text:list-item>
            <text:list-item>
              <text:p text:style-name="P9">MV09, which isolates retentate output from the second of the two membranes, should be open.</text:p>
            </text:list-item>
            <text:list-item>
              <text:p text:style-name="P10"><text:soft-page-break/>MV<text:span text:style-name="T7">10</text:span>, which isolates <text:span text:style-name="T7">permeate</text:span> output from the <text:span text:style-name="T7">first</text:span> of the two membranes, should be open.</text:p>
            </text:list-item>
            <text:list-item>
              <text:p text:style-name="P10">MV<text:span text:style-name="T7">11</text:span>, which isolates <text:span text:style-name="T7">permeate</text:span> output from the <text:span text:style-name="T7">second</text:span> of the two membranes, should be open.</text:p>
            </text:list-item>
          </text:list>
        </text:list-item>
      </text:list>
      <text:list xml:id="list165908053951396" text:continue-list="list3487056303448255237" text:style-name="L2">
        <text:list-item>
          <text:p text:style-name="P12">To begin operation, turn the main switch from OFF to PRODUCT.</text:p>
        </text:list-item>
        <text:list-item>
          <text:p text:style-name="P12">Raw process water will enter through control valve SV02. <text:s/>The chemical pump, PP02, will start up and pump sodium metabisulphiote into the water stream going to the feed tank, TK11. <text:s/><text:span text:style-name="T6">Sodium metabisulphite removes the chlorine from the water before it is passed through the membranes.</text:span></text:p>
        </text:list-item>
        <text:list-item>
          <text:p text:style-name="P12">Feed tank TK11 will fill with water.</text:p>
        </text:list-item>
        <text:list-item>
          <text:p text:style-name="P12">When the tank is full, pump PP02 will stop running and the isolation valve SV02 will close.</text:p>
        </text:list-item>
        <text:list-item>
          <text:p text:style-name="P12">The main pump, PP03, will start up.</text:p>
        </text:list-item>
        <text:list-item>
          <text:p text:style-name="P13">Water will be pumped from the feed tank, TK11, through the membranes, <text:span text:style-name="T5">until the plant has <text:s/>accumulated </text:span>three minutes<text:span text:style-name="T5"> of run time where the conductivity meter was below a</text:span> <text:span text:style-name="T5">specified threshold</text:span>. Some of the water will return to tank TK11 and the rest will go to drain. <text:s/>During these three minutes:</text:p>
        </text:list-item>
      </text:list>
      <text:list xml:id="list7348479214874108530" text:style-name="L4">
        <text:list-item>
          <text:list>
            <text:list-item>
              <text:p text:style-name="P14">valve MV04, which controls the rate of water that is sent to <text:span text:style-name="T3">drain</text:span>, should be opened somewhat. <text:s/>It should be opened such that the ratio of permeate flow to waste flow is <text:span text:style-name="T3">no more than</text:span> 2:1 <text:span text:style-name="T3">(that is, 67% recovery, 33% to drain)</text:span>.</text:p>
            </text:list-item>
            <text:list-item>
              <text:p text:style-name="P15">valve MV05, which limits flow returning to the feed tank and thus effectively controls the inlet pressure at the membranes, should be closed somewhat from its fully open position. <text:s/>Closing this valve will increasing the pressure at the membranes and thus increase permeate flow. <text:s/>The following should be kept in mind:</text:p>
              <text:list>
                <text:list-item>
                  <text:p text:style-name="P15">permeate flow at FI26 should be a minimum of 700 L/h, any less and the system needs to be cleaned.</text:p>
                </text:list-item>
                <text:list-item>
                  <text:p text:style-name="P15">the membrane inlet pressure must stay below 23 barg. <text:s/><text:span text:style-name="T8">This threshold is marked in black on the pressure guage.</text:span></text:p>
                </text:list-item>
                <text:list-item>
                  <text:p text:style-name="P15">the pressure differential along <text:span text:style-name="T4">the</text:span> membranes (as measured by dPI15) should be below 0.7barg. <text:s/><text:span text:style-name="T8">This threshold is marked in black on the pressure guage.</text:span></text:p>
                </text:list-item>
                <text:list-item>
                  <text:p text:style-name="P15">changing the position of MV05 may require that MV04 is also adjusted.</text:p>
                </text:list-item>
              </text:list>
            </text:list-item>
          </text:list>
        </text:list-item>
      </text:list>
      <text:list xml:id="list165907779376821" text:continue-list="list165908053951396" text:style-name="L2">
        <text:list-item>
          <text:p text:style-name="P16">Once the permeate tank TK32 is full, good RO water will flow into the site storage tank(s). <text:s/>Pump PP03 will increase speed to 100%. </text:p>
        </text:list-item>
        <text:list-item>
          <text:p text:style-name="P16">As the level in the storage tanks rises, pump PP03 will reduce speed.</text:p>
        </text:list-item>
      </text:list>
      <text:h text:style-name="P5" text:outline-level="1"><text:soft-page-break/>Controlled Shutdown</text:h>
      <text:p text:style-name="Text_20_body">When the site tank(s) fill completely, or if the main switch is changed to the OFF position, the system will begin a controlled shutdown:</text:p>
      <text:list xml:id="list165907610080366" text:continue-list="list165907779376821" text:style-name="L2">
        <text:list-item text:start-value="1">
          <text:p text:style-name="P16">The permeate tank TK32 will discharge clean RO water through the membranes and then to drain.</text:p>
        </text:list-item>
        <text:list-item>
          <text:p text:style-name="P16">Once the membranes are rinsed, the system will shut off. <text:s/>Tank TK32 will be about half full after this process.</text:p>
        </text:list-item>
      </text:list>
      <text:h text:style-name="Heading_20_1" text:outline-level="1">Unplanned Shutdowns</text:h>
      <text:p text:style-name="P2">The system may begin to shut down suddenly, even if the process is not complete. <text:s/>It will either perform a controlled shutdown as above, or an emergency shutdown. <text:s/>In an emergency shutdown, everything will immediately stop and turn off.</text:p>
      <text:list xml:id="list5760504541049805604" text:style-name="L5">
        <text:list-item>
          <text:p text:style-name="P17">An unplanned, but controlled, shutdown may occur because:</text:p>
          <text:list>
            <text:list-item>
              <text:p text:style-name="P17">the level in tank the permeate tank TK32 may be low.</text:p>
            </text:list-item>
            <text:list-item>
              <text:p text:style-name="P17">the conductivity may have been too high for an extended period of time (say, 15 minutes).</text:p>
            </text:list-item>
          </text:list>
        </text:list-item>
        <text:list-item>
          <text:p text:style-name="P17">An emergency shutdown may occur because:</text:p>
          <text:list>
            <text:list-item>
              <text:p text:style-name="P17">an electrical fault is detected.</text:p>
            </text:list-item>
            <text:list-item>
              <text:p text:style-name="P17">“Emergency Shutdown” is initiated by the operator turning the power off.</text:p>
            </text:list-item>
            <text:list-item>
              <text:p text:style-name="P17">the level in the feed tank TK11 is critically low.</text:p>
            </text:list-item>
          </text:list>
        </text:list-item>
      </text:list>
      <text:h text:style-name="Heading_20_1" text:outline-level="1">Operating Conditions</text:h>
      <text:p text:style-name="P3">The following instruments need to be monitored. <text:s/>The process has certain minimum/maximum operating specifications as follows:</text:p>
      <text:list xml:id="list3222927591395737988" text:style-name="L6">
        <text:list-item>
          <text:p text:style-name="P18">Filter differential pressure P1 – P2 &lt; 0.2 barg. <text:s/>If this condition is not met then the filter cartridges need to be replaced. <text:s/>Either 1 or 5 micron cartridges are recommended.</text:p>
        </text:list-item>
        <text:list-item>
          <text:p text:style-name="P18">Pump pressure: PI14 &lt; 23 barg</text:p>
        </text:list-item>
        <text:list-item>
          <text:p text:style-name="P18">Membrane retentate differential pressure: dPI15 &lt; 0.7 barg</text:p>
        </text:list-item>
        <text:list-item>
          <text:p text:style-name="P18">Ratio of flows FI26:FI31 should be no more than 2:1 (that is, 67% recovery, 33% to drain)</text:p>
        </text:list-item>
        <text:list-item>
          <text:p text:style-name="P18">Permeate flow FI26 should be a minimum of 700 L/h, any less and the system needs to be cleaned.</text:p>
        </text:list-item>
        <text:list-item>
          <text:p text:style-name="P19">Metabisulfite should be pumped at a rate of 15ml per 1000L of inlet water. <text:s/>Thus, if FI25 indicates you are running at 2000L/h then the pump PP02 should be set to run at 30ml/h. <text:s/><text:soft-page-break/>The current setting is displayed on the pump screen and can easily be changed by pressing the left or right arrows to decrease or increase the flow rate.</text:p>
        </text:list-item>
      </text:list>
      <text:h text:style-name="Heading_20_1" text:outline-level="1">Cleaning</text:h>
      <text:p text:style-name="P4">A thorough cleaning of the membranes should be performed approximately once a month. <text:s/>Details of the procedure are as follows:</text:p>
      <text:list xml:id="list3062329109142850509" text:style-name="L7">
        <text:list-item>
          <text:p text:style-name="P20">Ensure the Recirc switch is in the OFF position. <text:s/></text:p>
        </text:list-item>
        <text:list-item>
          <text:p text:style-name="P21"><text:span text:style-name="T9">Set the main switch to</text:span> PRODUCT. <text:s/><text:span text:style-name="T9">Wait until water is being sent to the site storage via SV04.</text:span></text:p>
        </text:list-item>
        <text:list-item>
          <text:p text:style-name="P20">Set the main switch to the OFF position to begin a controlled shutdown and immediately close MV04 to ensure that water is not going to drain during the shutdown.</text:p>
        </text:list-item>
        <text:list-item>
          <text:p text:style-name="P20">Once the plant has shutdown, tank TK32 should be about half full. <text:s/>Switch the main switch to FLUSH and the recirc switch to NO FILL. <text:s/>Water will now be circulating from TK11, through the membranes, and back to TK11. <text:s/>No water should be going to drain. <text:s/>Tank TK11 will be about three-quarters full.</text:p>
        </text:list-item>
        <text:list-item>
          <text:p text:style-name="P20">Add approximately 1L of Ultrasil 91 to tank TK11. <text:s/>This should give a pH of around 10.5-11.<text:span text:style-name="T10">0</text:span>.</text:p>
        </text:list-item>
        <text:list-item>
          <text:p text:style-name="P20">Leave the plant running for 30 minutes. <text:s/>Periodically check the pH and add more Ultrasil 91 if the pH falls below 10.</text:p>
        </text:list-item>
        <text:list-item>
          <text:p text:style-name="P20">Drain TK11 using MV01.</text:p>
        </text:list-item>
        <text:list-item>
          <text:p text:style-name="P20">Close MV01 and set the Recirc switch to FILL.</text:p>
        </text:list-item>
        <text:list-item>
          <text:p text:style-name="P20">Once tank TK11 is full, the system will begin flushing again. <text:s/>Test the pH during this flush. If it is significantly higher than 7.0 then repeat steps 6-8 until the pH is acceptable.</text:p>
        </text:list-item>
        <text:list-item>
          <text:p text:style-name="P20">Repeat steps 2-4. <text:s/><text:span text:style-name="T10">As you begin the product cycle, restore MV04 to its open position at half of the inlet flow rate.</text:span></text:p>
        </text:list-item>
        <text:list-item>
          <text:p text:style-name="P22">Add approximately 1L of Ultrasil 75. <text:s/>This should give a pH of around 2.5-3.0.</text:p>
        </text:list-item>
        <text:list-item>
          <text:p text:style-name="P22">Leave the plant running for 30 minutes, again adding Ultrasil 75 if the pH goes above 3.5.</text:p>
        </text:list-item>
        <text:list-item>
          <text:p text:style-name="P22">Drain TK11 using MV01.</text:p>
        </text:list-item>
        <text:list-item>
          <text:p text:style-name="P22">Close MV01 and set the Recirc switch to FILL</text:p>
        </text:list-item>
        <text:list-item>
          <text:p text:style-name="P22">Once tank TK11 is full, the system will begin flushing again. <text:s/>Test the pH during this flush. If it is significantly less than 7.0, repeat steps 12-14 until pH is acceptable.</text:p>
        </text:list-item>
      </text:list>
      <text:h text:style-name="Heading_20_1" text:outline-level="1">Fault</text:h>
      <text:p text:style-name="P23">If the fault light is illuminated, this indicates that the RO water conductivity is unacceptable. <text:s/>Only when the RO water has passed the conductivity test continually for three minutes will the RO water <text:soft-page-break/>be sent to the product tank. <text:s/>Consider cleaning or replacing the membranes if the fault light remains 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Walker</meta:initial-creator>
    <meta:creation-date>2017-09-14T14:24:59.003537000</meta:creation-date>
    <dc:date>2017-10-06T16:59:06.719449000</dc:date>
    <dc:creator>Matthew Walker</dc:creator>
    <meta:editing-duration>P2DT4H27M31S</meta:editing-duration>
    <meta:editing-cycles>13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75" meta:word-count="1398" meta:character-count="7812" meta:non-whitespace-character-count="6512"/>
  </office:meta>
</office:document-meta>
</file>